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swiss" style:font-pitch="variable"/>
    <style:font-face style:name="Liberation Sans Narrow2" svg:font-family="'Liberation Sans Narrow'" style:font-adornments="Regular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roman" style:font-pitch="variable"/>
    <style:font-face style:name="Liberation Sans4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2.65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Lovers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7cm" svg:height="0.962cm" svg:x="20.5cm" svg:y="13.5cm">
          <draw:text-box>
            <text:p>Innocent</text:p>
          </draw:text-box>
        </draw:frame>
        <draw:frame draw:style-name="gr1" draw:text-style-name="P4" draw:layer="layout" svg:width="7cm" svg:height="0.962cm" svg:x="13cm" svg:y="13.5cm">
          <draw:text-box>
            <text:p>Kevin</text:p>
          </draw:text-box>
        </draw:frame>
        <draw:frame draw:style-name="gr1" draw:text-style-name="P4" draw:layer="layout" svg:width="7cm" svg:height="0.962cm" svg:x="6.5cm" svg:y="13.5cm">
          <draw:text-box>
            <text:p>Hamida</text:p>
          </draw:text-box>
        </draw:frame>
        <draw:frame draw:style-name="gr1" draw:text-style-name="P4" draw:layer="layout" svg:width="7cm" svg:height="0.962cm" svg:x="0.5cm" svg:y="13.5cm">
          <draw:text-box>
            <text:p>Massimissa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 concept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Créer une application en suivant un cahier des charges</text:p>
              </text:list-item>
              <text:list-item>
                <text:p>Respecter les normes W3C</text:p>
              </text:list-item>
              <text:list-item>
                <text:p>Utiliser du CSS ou des frameworks et/ou les deux</text:p>
              </text:list-item>
              <text:list-item>
                <text:p>Utiliser un modèle VC (Vue - Contrôleur)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s outils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Wamp / Laragon</text:p>
              </text:list-item>
              <text:list-item>
                <text:p>Github</text:p>
              </text:list-item>
              <text:list-item>
                <text:p>Trello</text:p>
              </text:list-item>
              <text:list-item>
                <text:p>LibreOffice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7" draw:text-style-name="P1" draw:layer="layout" svg:width="25.005cm" svg:height="2.65cm" draw:transform="skewX (-2.80980493648851E-017) rotate (0.142244334037538) translate (0.195cm 1.973cm)" presentation:class="title" presentation:user-transformed="true">
          <draw:text-box>
            <text:p>La démarche</text:p>
          </draw:text-box>
        </draw:frame>
        <draw:frame presentation:style-name="pr8" draw:text-style-name="P1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Lecture des consignes</text:p>
              </text:list-item>
              <text:list-item>
                <text:p>Réflexion autour du projet</text:p>
              </text:list-item>
              <text:list-item>
                <text:p>Création d’un projet Trello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2T1" presentation:use-date-time-name="dtd1" xml:id="id5" draw:id="id5">
        <office:forms form:automatic-focus="false" form:apply-design-mode="false"/>
        <draw:frame presentation:style-name="pr10" draw:text-style-name="P1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1">Index</text:p>
          </draw:text-box>
        </draw:frame>
        <draw:frame presentation:style-name="pr11" draw:text-style-name="P1" draw:layer="layout" svg:width="24.639cm" svg:height="5.988cm" svg:x="1.68cm" svg:y="7.358cm" presentation:class="outline" presentation:user-transformed="true">
          <draw:text-box>
            <text:list text:style-name="L3">
              <text:list-item>
                <text:p text:style-name="P1">Les difficultés</text:p>
              </text:list-item>
              <text:list-item>
                <text:p text:style-name="P1">Les solutions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2" presentation:presentation-page-layout-name="AL2T1" presentation:use-date-time-name="dtd1" xml:id="id6" draw:id="id6">
        <office:forms form:automatic-focus="false" form:apply-design-mode="false"/>
        <draw:frame presentation:style-name="pr10" draw:text-style-name="P1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1">lovers</text:p>
          </draw:text-box>
        </draw:frame>
        <draw:frame presentation:style-name="pr11" draw:text-style-name="P1" draw:layer="layout" svg:width="24.639cm" svg:height="5.988cm" svg:x="1.68cm" svg:y="7.358cm" presentation:class="outline" presentation:user-transformed="true">
          <draw:text-box>
            <text:list text:style-name="L3">
              <text:list-item>
                <text:p text:style-name="P1">Les difficultés</text:p>
              </text:list-item>
              <text:list-item>
                <text:p text:style-name="P1">Les solutions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2T1" presentation:use-date-time-name="dtd1" xml:id="id7" draw:id="id7">
        <office:forms form:automatic-focus="false" form:apply-design-mode="false"/>
        <draw:frame presentation:style-name="pr10" draw:text-style-name="P1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1">User</text:p>
          </draw:text-box>
        </draw:frame>
        <draw:frame presentation:style-name="pr11" draw:text-style-name="P1" draw:layer="layout" svg:width="24.639cm" svg:height="5.988cm" svg:x="1.68cm" svg:y="7.358cm" presentation:class="outline" presentation:user-transformed="true">
          <draw:text-box>
            <text:list text:style-name="L3">
              <text:list-item>
                <text:p text:style-name="P1">Les difficultés</text:p>
              </text:list-item>
              <text:list-item>
                <text:p text:style-name="P1">Les solutions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2T1" presentation:use-date-time-name="dtd1" xml:id="id8" draw:id="id8">
        <office:forms form:automatic-focus="false" form:apply-design-mode="false"/>
        <draw:frame presentation:style-name="pr10" draw:text-style-name="P1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1">Conclusion</text:p>
          </draw:text-box>
        </draw:frame>
        <draw:frame presentation:style-name="pr11" draw:text-style-name="P1" draw:layer="layout" svg:width="24.639cm" svg:height="5.988cm" svg:x="1.68cm" svg:y="7.358cm" presentation:class="outline" presentation:user-transformed="true">
          <draw:text-box>
            <text:list text:style-name="L3">
              <text:list-item>
                <text:p text:style-name="P1">Le travail d’équipe</text:p>
              </text:list-item>
              <text:list-item>
                <text:p text:style-name="P1">Les difficultés liée à ce projet</text:p>
              </text:list-item>
              <text:list-item>
                <text:p text:style-name="P1">Ce qu’on en a retiré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swiss" style:font-pitch="variable"/>
    <style:font-face style:name="Liberation Sans Narrow2" svg:font-family="'Liberation Sans Narrow'" style:font-adornments="Regular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roman" style:font-pitch="variable"/>
    <style:font-face style:name="Liberation Sans4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0T16:41:47.697000000</meta:creation-date>
    <meta:editing-duration>PT12M17S</meta:editing-duration>
    <meta:editing-cycles>3</meta:editing-cycles>
    <meta:generator>LibreOffice/7.2.3.2$Windows_X86_64 LibreOffice_project/d166454616c1632304285822f9c83ce2e660fd92</meta:generator>
    <dc:title>Progress</dc:title>
    <dc:date>2021-12-11T19:21:43.924000000</dc:date>
    <meta:document-statistic meta:object-count="105"/>
  </office:meta>
</office:document-meta>
</file>